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2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3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99ff66" draw:opacity="100%" draw:textarea-horizontal-align="justify" draw:textarea-vertical-align="middle" draw:auto-grow-height="false" fo:min-height="0.764cm" fo:min-width="0cm" draw:shadow-opacity="100%"/>
    </style:style>
    <style:style style:name="gr5" style:family="graphic" style:parent-style-name="standard">
      <style:graphic-properties draw:stroke="none" draw:fill-color="#6666ff" draw:opacity="100%" draw:shadow-opacity="100%"/>
    </style:style>
    <style:style style:name="gr6" style:family="graphic" style:parent-style-name="standard">
      <style:graphic-properties draw:fill-color="#000000" draw:opacity="100%" draw:textarea-vertical-align="middle" draw:auto-grow-height="false" fo:min-height="0.072cm" fo:min-width="0cm" draw:shadow-opacity="100%"/>
    </style:style>
    <style:style style:name="gr7" style:family="graphic" style:parent-style-name="standard">
      <style:graphic-properties draw:fill-color="#ffffff" draw:opacity="100%" draw:textarea-vertical-align="middle" draw:auto-grow-height="false" fo:min-height="0.072cm" fo:min-width="0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c5000b" draw:opacity="100%"/>
      <style:paragraph-properties fo:text-align="center"/>
    </style:style>
    <style:style style:name="P3" style:family="paragraph">
      <loext:graphic-properties draw:fill-color="#6666ff" draw:opacity="100%"/>
      <style:paragraph-properties fo:text-align="center"/>
    </style:style>
    <style:style style:name="P4" style:family="paragraph">
      <loext:graphic-properties draw:fill-color="#99ff66" draw:opacity="100%"/>
      <style:paragraph-properties fo:text-align="center"/>
    </style:style>
    <style:style style:name="P5" style:family="paragraph">
      <loext:graphic-properties draw:fill-color="#000000" draw:opacity="100%"/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635cm" svg:x="3.286cm" svg:y="25.7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381cm" svg:height="1.016cm" svg:x="4.556cm" svg:y="25.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312cm" svg:height="0.534cm" draw:transform="skewX (-0.00191986217719371) rotate (2.34083559277479) translate (4.681cm 25.412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87cm" svg:height="1.014cm" draw:transform="skewX (-0.0492182849062401) rotate (1.52908295767223) translate (4.827cm 25.157cm)">
          <text:p/>
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" draw:text-style-name="P3" draw:layer="layout" svg:width="0.273cm" svg:height="0.287cm" draw:transform="skewX (-0.0556760031386191) rotate (-0.165806278939461) translate (4.625cm 24.982cm)" draw:kind="cut" draw:start-angle="313.91" draw:end-angle="79.98">
          <text:p text:style-name="P1"><text:s text:c="11"/></text:p>
        </draw:ellipse>
        <draw:g>
          <draw:custom-shape draw:style-name="gr6" draw:text-style-name="P5" draw:layer="layout" svg:width="0.324cm" svg:height="0.322cm" svg:x="4.584cm" svg:y="25.481cm">
            <text:p/>
            <draw:enhanced-geometry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5" draw:layer="layout" svg:width="0.325cm" svg:height="0.322cm" svg:x="4.582cm" svg:y="25.482cm">
            <text:p/>
            <draw:enhanced-geometry draw:mirror-vertical="true" draw:mirror-horizontal="true"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6" draw:layer="layout" svg:width="0.325cm" svg:height="0.322cm" svg:x="4.585cm" svg:y="25.482cm">
            <text:p/>
            <draw:enhanced-geometry draw:mirror-vertical="true" draw:mirror-horizontal="false"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6" draw:layer="layout" svg:width="0.324cm" svg:height="0.322cm" svg:x="4.587cm" svg:y="25.482cm">
            <text:p/>
            <draw:enhanced-geometry draw:mirror-vertical="false" draw:mirror-horizontal="true"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6" draw:text-style-name="P5" draw:layer="layout" svg:width="0.324cm" svg:height="0.322cm" svg:x="5.155cm" svg:y="24.903cm">
            <text:p/>
            <draw:enhanced-geometry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5" draw:layer="layout" svg:width="0.325cm" svg:height="0.322cm" svg:x="5.153cm" svg:y="24.904cm">
            <text:p/>
            <draw:enhanced-geometry draw:mirror-vertical="true" draw:mirror-horizontal="true"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6" draw:layer="layout" svg:width="0.325cm" svg:height="0.322cm" svg:x="5.156cm" svg:y="24.904cm">
            <text:p/>
            <draw:enhanced-geometry draw:mirror-vertical="true" draw:mirror-horizontal="false"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6" draw:layer="layout" svg:width="0.324cm" svg:height="0.322cm" svg:x="5.158cm" svg:y="24.904cm">
            <text:p/>
            <draw:enhanced-geometry draw:mirror-vertical="false" draw:mirror-horizontal="true" draw:glue-point-type="segments" draw:type="mso-spt100" draw:modifiers="89.4014903604555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4T20:37:50.373056551</dc:date>
    <meta:editing-duration>PT15M50S</meta:editing-duration>
    <meta:editing-cycles>5</meta:editing-cycles>
    <meta:generator>LibreOffice/5.1.6.2$Linux_X86_64 LibreOffice_project/10m0$Build-2</meta:generator>
    <meta:document-statistic meta:object-count="15"/>
  </office:meta>
</office:document-meta>
</file>